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7f7f"/>
    </style:style>
    <style:style style:name="T1" style:family="text">
      <style:text-properties officeooo:rsid="00077f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ласове: </text:p>
      <text:p text:style-name="P1">5-7</text:p>
      <text:p text:style-name="P1">8-10</text:p>
      <text:p text:style-name="P1">11-12 </text:p>
      <text:p text:style-name="P1"/>
      <text:p text:style-name="P1">Време: </text:p>
      <text:p text:style-name="P1">4 часа</text:p>
      <text:p text:style-name="P1"/>
      <text:p text:style-name="P1">Задачи: </text:p>
      <text:p text:style-name="P1">2 нормални и 1 голфене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7T10:47:11.397652979</meta:creation-date>
    <dc:date>2020-02-17T10:47:50.540980475</dc:date>
    <meta:editing-duration>PT39S</meta:editing-duration>
    <meta:editing-cycles>2</meta:editing-cycles>
    <meta:generator>LibreOffice/6.3.4.2.0$Linux_X86_64 LibreOffice_project/30$Build-2</meta:generator>
    <meta:document-statistic meta:table-count="0" meta:image-count="0" meta:object-count="0" meta:page-count="1" meta:paragraph-count="8" meta:word-count="13" meta:character-count="65" meta:non-whitespace-character-count="56"/>
  </office:meta>
</office:document-meta>
</file>